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8dff0" officeooo:paragraph-rsid="0008dff0"/>
    </style:style>
    <style:style style:name="P2" style:family="paragraph" style:parent-style-name="Standard">
      <style:text-properties officeooo:rsid="00093511" officeooo:paragraph-rsid="00093511"/>
    </style:style>
    <style:style style:name="P3" style:family="paragraph" style:parent-style-name="Standard">
      <style:text-properties officeooo:rsid="000bf1f3" officeooo:paragraph-rsid="000bf1f3"/>
    </style:style>
    <style:style style:name="P4" style:family="paragraph" style:parent-style-name="Standard">
      <style:text-properties officeooo:rsid="000c2eb8" officeooo:paragraph-rsid="000c2eb8"/>
    </style:style>
    <style:style style:name="T1" style:family="text">
      <style:text-properties officeooo:rsid="00093511"/>
    </style:style>
    <style:style style:name="T2" style:family="text">
      <style:text-properties officeooo:rsid="000ab116"/>
    </style:style>
    <style:style style:name="T3" style:family="text">
      <style:text-properties officeooo:rsid="000bf1f3"/>
    </style:style>
    <style:style style:name="T4" style:family="text">
      <style:text-properties officeooo:rsid="000c2e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stin Bailey (2550099)</text:p>
      <text:p text:style-name="P1">EECS 678</text:p>
      <text:p text:style-name="P1">Lab 1 Editors</text:p>
      <text:p text:style-name="P1">9/1/2016</text:p>
      <text:p text:style-name="P1"/>
      <text:p text:style-name="P1"/>
      <text:p text:style-name="P1"/>
      <text:p text:style-name="P1">1) <text:tab/>&gt;vim simple.c</text:p>
      <text:p text:style-name="P1"><text:tab/>12yy</text:p>
      <text:p text:style-name="P1"><text:tab/>:e a.c</text:p>
      <text:p text:style-name="P1"><text:tab/><text:span text:style-name="T1">P</text:span></text:p>
      <text:p text:style-name="P1"><text:tab/><text:span text:style-name="T1">:wq</text:span></text:p>
      <text:p text:style-name="P1"><text:tab/><text:span text:style-name="T1">&gt;vim b.c</text:span></text:p>
      <text:p text:style-name="P1"><text:tab/><text:span text:style-name="T1">P</text:span></text:p>
      <text:p text:style-name="P1"><text:tab/>:<text:span text:style-name="T1">wq</text:span></text:p>
      <text:p text:style-name="P1"><text:tab/><text:span text:style-name="T1">&gt;vim c.c</text:span></text:p>
      <text:p text:style-name="P2"><text:tab/>P</text:p>
      <text:p text:style-name="P2"><text:tab/>:wq</text:p>
      <text:p text:style-name="P2"/>
      <text:p text:style-name="P2">2)<text:tab/><text:span text:style-name="T2">&gt;vim a.c</text:span></text:p>
      <text:p text:style-name="P2"><text:tab/><text:span text:style-name="T3">(ctrl+w) s //splits screen vertically</text:span></text:p>
      <text:p text:style-name="P2"><text:tab/><text:span text:style-name="T3">(ctrl+w) w //switches between split screens</text:span></text:p>
      <text:p text:style-name="P2"/>
      <text:p text:style-name="P3">3)<text:tab/>&gt;vim largeCProgram.c</text:p>
      <text:p text:style-name="P3"><text:tab/>&lt;c-]&gt;</text:p>
      <text:p text:style-name="P3"><text:tab/>&lt;c-t&gt;</text:p>
      <text:p text:style-name="P3"/>
      <text:p text:style-name="P3">4)<text:tab/><text:span text:style-name="T4">&gt;vim millionLinesOfText.txt</text:span></text:p>
      <text:p text:style-name="P3"><text:tab/>:%<text:span text:style-name="T4">s / // </text:span></text:p>
      <text:p text:style-name="P3"/>
      <text:p text:style-name="P4">5)<text:tab/>&gt;vim sorucefile.txt</text:p>
      <text:p text:style-name="P4"><text:tab/>:%s /Bill Self/basketball genius Bill Self/</text:p>
      <text:p text:style-name="P4"><text:tab/>gqj</text:p>
      <text:p text:style-name="P4"/>
      <text:p text:style-name="P3"><text:tab/></text:p>
      <text:p text:style-name="P2"><text:tab/></text:p>
      <text:p text:style-name="P2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4T09:55:52.026147083</meta:creation-date>
    <meta:generator>LibreOffice/5.1.4.2$Linux_X86_64 LibreOffice_project/10$Build-2</meta:generator>
    <dc:date>2016-09-04T10:46:53.350816878</dc:date>
    <meta:editing-duration>PT9M12S</meta:editing-duration>
    <meta:editing-cycles>1</meta:editing-cycles>
    <meta:document-statistic meta:table-count="0" meta:image-count="0" meta:object-count="0" meta:page-count="1" meta:paragraph-count="29" meta:word-count="60" meta:character-count="358" meta:non-whitespace-character-count="302"/>
  </office:meta>
</office:document-meta>
</file>